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3.1pt" style:use-optimal-row-height="false" fo:break-before="auto"/>
    </style:style>
    <style:style style:name="ro9" style:family="table-row">
      <style:table-row-properties style:row-height="21.4pt" style:use-optimal-row-height="false" fo:break-before="auto"/>
    </style:style>
    <style:style style:name="ro10" style:family="table-row">
      <style:table-row-properties style:row-height="24.9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8.1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9.8037842607246406E-2" table:style-name="ce56">
            <text:p>0.10</text:p>
          </table:table-cell>
          <table:table-cell office:value-type="float" office:value="1.0270104225686045" table:style-name="ce56">
            <text:p>1.03</text:p>
          </table:table-cell>
          <table:table-cell office:value-type="float" office:value="-0.40839010706618689" table:style-name="ce56">
            <text:p>–0.41</text:p>
          </table:table-cell>
          <table:table-cell office:value-type="float" office:value="-0.46920149768748487" table:style-name="ce56">
            <text:p>–0.47</text:p>
          </table:table-cell>
          <table:table-cell office:value-type="float" office:value="-0.34862873091508234" table:style-name="ce56">
            <text:p>–0.35</text:p>
          </table:table-cell>
          <table:table-cell office:value-type="float" office:value="-0.12211254706420102" table:style-name="ce56">
            <text:p>–0.12</text:p>
          </table:table-cell>
          <table:table-cell office:value-type="float" office:value="-0.40826349878748325" table:style-name="ce56">
            <text:p>–0.41</text:p>
          </table:table-cell>
          <table:table-cell office:value-type="float" office:value="-1.5037593984962419" table:style-name="ce56">
            <text:p>–1.50</text:p>
          </table:table-cell>
          <table:table-cell table:style-name="ce57"/>
          <table:table-cell table:number-columns-repeated="16371" table:style-name="ce27"/>
        </table:table-row>
        <table:table-row table:style-name="ro6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3.4980445930724727E-3" table:style-name="ce59">
            <text:p>0.00</text:p>
          </table:table-cell>
          <table:table-cell office:value-type="float" office:value="4.6042853331193748E-2" table:style-name="ce59">
            <text:p>0.05</text:p>
          </table:table-cell>
          <table:table-cell office:value-type="float" office:value="-4.919769165332926E-2" table:style-name="ce59">
            <text:p>–0.05</text:p>
          </table:table-cell>
          <table:table-cell office:value-type="float" office:value="-5.1209861983365426E-2" table:style-name="ce59">
            <text:p>–0.05</text:p>
          </table:table-cell>
          <table:table-cell office:value-type="float" office:value="-4.7222578733952546E-2" table:style-name="ce59">
            <text:p>–0.05</text:p>
          </table:table-cell>
          <table:table-cell office:value-type="float" office:value="-1.0187449062745421E-2" table:style-name="ce59">
            <text:p>–0.01</text:p>
          </table:table-cell>
          <table:table-cell office:value-type="float" office:value="-4.9291435613069937E-2" table:style-name="ce59">
            <text:p>–0.05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7月9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8" table:style-name="ro7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8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9">
          <table:table-cell table:style-name="ce6"/>
          <table:table-cell table:number-columns-repeated="4" table:style-name="ce70"/>
          <table:table-cell office:value-type="string" table:style-name="ce71">
            <text:p>中 華 民 國 110 年 6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0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42" table:style-name="ce46">
            <text:p>142,942</text:p>
          </table:table-cell>
          <table:table-cell office:value-type="float" office:value="8965343" table:style-name="ce46">
            <text:p>8,965,343</text:p>
          </table:table-cell>
          <table:table-cell office:value-type="float" office:value="23487509" table:style-name="ce46">
            <text:p>23,487,509</text:p>
          </table:table-cell>
          <table:table-cell office:value-type="float" office:value="11634375" table:style-name="ce46">
            <text:p>11,634,375</text:p>
          </table:table-cell>
          <table:table-cell office:value-type="float" office:value="11853134" table:style-name="ce46">
            <text:p>11,853,134</text:p>
          </table:table-cell>
          <table:table-cell office:value-type="float" office:value="98.15" table:style-name="ce47">
            <text:p>98.15</text:p>
          </table:table-cell>
          <table:table-cell office:value-type="float" office:value="648.88" table:style-name="ce47">
            <text:p>648.88</text:p>
          </table:table-cell>
          <table:table-cell office:value-type="float" office:value="2.62" table:style-name="ce48">
            <text:p>2.62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3" table:style-name="ce46">
            <text:p>22,153</text:p>
          </table:table-cell>
          <table:table-cell office:value-type="float" office:value="1612821" table:style-name="ce46">
            <text:p>1,612,821</text:p>
          </table:table-cell>
          <table:table-cell office:value-type="float" office:value="4023634" table:style-name="ce46">
            <text:p>4,023,634</text:p>
          </table:table-cell>
          <table:table-cell office:value-type="float" office:value="1964555" table:style-name="ce46">
            <text:p>1,964,555</text:p>
          </table:table-cell>
          <table:table-cell office:value-type="float" office:value="2059079" table:style-name="ce46">
            <text:p>2,059,079</text:p>
          </table:table-cell>
          <table:table-cell office:value-type="float" office:value="95.41" table:style-name="ce47">
            <text:p>95.41</text:p>
          </table:table-cell>
          <table:table-cell office:value-type="float" office:value="1960.29" table:style-name="ce47">
            <text:p>1,960.29</text:p>
          </table:table-cell>
          <table:table-cell office:value-type="float" office:value="2.4900000000000002" table:style-name="ce48">
            <text:p>2.49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57695" table:style-name="ce46">
            <text:p>1,057,695</text:p>
          </table:table-cell>
          <table:table-cell office:value-type="float" office:value="2570090" table:style-name="ce46">
            <text:p>2,570,090</text:p>
          </table:table-cell>
          <table:table-cell office:value-type="float" office:value="1223053" table:style-name="ce46">
            <text:p>1,223,053</text:p>
          </table:table-cell>
          <table:table-cell office:value-type="float" office:value="1347037" table:style-name="ce46">
            <text:p>1,347,037</text:p>
          </table:table-cell>
          <table:table-cell office:value-type="float" office:value="90.8" table:style-name="ce47">
            <text:p>90.80</text:p>
          </table:table-cell>
          <table:table-cell office:value-type="float" office:value="9455.82" table:style-name="ce47">
            <text:p>9,455.82</text:p>
          </table:table-cell>
          <table:table-cell office:value-type="float" office:value="2.4300000000000002" table:style-name="ce48">
            <text:p>2.4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7" table:style-name="ce46">
            <text:p>11,887</text:p>
          </table:table-cell>
          <table:table-cell office:value-type="float" office:value="853848" table:style-name="ce46">
            <text:p>853,848</text:p>
          </table:table-cell>
          <table:table-cell office:value-type="float" office:value="2271969" table:style-name="ce46">
            <text:p>2,271,969</text:p>
          </table:table-cell>
          <table:table-cell office:value-type="float" office:value="1125364" table:style-name="ce46">
            <text:p>1,125,364</text:p>
          </table:table-cell>
          <table:table-cell office:value-type="float" office:value="1146605" table:style-name="ce46">
            <text:p>1,146,605</text:p>
          </table:table-cell>
          <table:table-cell office:value-type="float" office:value="98.15" table:style-name="ce47">
            <text:p>98.15</text:p>
          </table:table-cell>
          <table:table-cell office:value-type="float" office:value="1860.81" table:style-name="ce47">
            <text:p>1,860.81</text:p>
          </table:table-cell>
          <table:table-cell office:value-type="float" office:value="2.66" table:style-name="ce48">
            <text:p>2.66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09568" table:style-name="ce46">
            <text:p>1,009,568</text:p>
          </table:table-cell>
          <table:table-cell office:value-type="float" office:value="2819930" table:style-name="ce46">
            <text:p>2,819,930</text:p>
          </table:table-cell>
          <table:table-cell office:value-type="float" office:value="1384421" table:style-name="ce46">
            <text:p>1,384,421</text:p>
          </table:table-cell>
          <table:table-cell office:value-type="float" office:value="1435509" table:style-name="ce46">
            <text:p>1,435,509</text:p>
          </table:table-cell>
          <table:table-cell office:value-type="float" office:value="96.44" table:style-name="ce47">
            <text:p>96.44</text:p>
          </table:table-cell>
          <table:table-cell office:value-type="float" office:value="1273.17" table:style-name="ce47">
            <text:p>1,273.17</text:p>
          </table:table-cell>
          <table:table-cell office:value-type="float" office:value="2.79" table:style-name="ce48">
            <text:p>2.79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7" table:style-name="ce46">
            <text:p>9,657</text:p>
          </table:table-cell>
          <table:table-cell office:value-type="float" office:value="705803" table:style-name="ce46">
            <text:p>705,803</text:p>
          </table:table-cell>
          <table:table-cell office:value-type="float" office:value="1869610" table:style-name="ce46">
            <text:p>1,869,610</text:p>
          </table:table-cell>
          <table:table-cell office:value-type="float" office:value="931030" table:style-name="ce46">
            <text:p>931,030</text:p>
          </table:table-cell>
          <table:table-cell office:value-type="float" office:value="938580" table:style-name="ce46">
            <text:p>938,580</text:p>
          </table:table-cell>
          <table:table-cell office:value-type="float" office:value="99.2" table:style-name="ce47">
            <text:p>99.20</text:p>
          </table:table-cell>
          <table:table-cell office:value-type="float" office:value="853.06" table:style-name="ce47">
            <text:p>853.06</text:p>
          </table:table-cell>
          <table:table-cell office:value-type="float" office:value="2.65" table:style-name="ce48">
            <text:p>2.65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3351" table:style-name="ce46">
            <text:p>1,123,351</text:p>
          </table:table-cell>
          <table:table-cell office:value-type="float" office:value="2757205" table:style-name="ce46">
            <text:p>2,757,205</text:p>
          </table:table-cell>
          <table:table-cell office:value-type="float" office:value="1359198" table:style-name="ce46">
            <text:p>1,359,198</text:p>
          </table:table-cell>
          <table:table-cell office:value-type="float" office:value="1398007" table:style-name="ce46">
            <text:p>1,398,007</text:p>
          </table:table-cell>
          <table:table-cell office:value-type="float" office:value="97.22" table:style-name="ce47">
            <text:p>97.22</text:p>
          </table:table-cell>
          <table:table-cell office:value-type="float" office:value="934.06" table:style-name="ce47">
            <text:p>934.06</text:p>
          </table:table-cell>
          <table:table-cell office:value-type="float" office:value="2.4500000000000002" table:style-name="ce48">
            <text:p>2.4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912" table:style-name="ce46">
            <text:p>58,912</text:p>
          </table:table-cell>
          <table:table-cell office:value-type="float" office:value="2556810" table:style-name="ce46">
            <text:p>2,556,810</text:p>
          </table:table-cell>
          <table:table-cell office:value-type="float" office:value="7021672" table:style-name="ce46">
            <text:p>7,021,672</text:p>
          </table:table-cell>
          <table:table-cell office:value-type="float" office:value="3569147" table:style-name="ce46">
            <text:p>3,569,147</text:p>
          </table:table-cell>
          <table:table-cell office:value-type="float" office:value="3452525" table:style-name="ce46">
            <text:p>3,452,525</text:p>
          </table:table-cell>
          <table:table-cell office:value-type="float" office:value="103.38" table:style-name="ce47">
            <text:p>103.38</text:p>
          </table:table-cell>
          <table:table-cell office:value-type="float" office:value="279.64" table:style-name="ce47">
            <text:p>279.64</text:p>
          </table:table-cell>
          <table:table-cell office:value-type="float" office:value="2.75" table:style-name="ce48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3265" table:style-name="ce51">
            <text:p>173,265</text:p>
          </table:table-cell>
          <table:table-cell office:value-type="float" office:value="452151" table:style-name="ce51">
            <text:p>452,151</text:p>
          </table:table-cell>
          <table:table-cell office:value-type="float" office:value="227771" table:style-name="ce51">
            <text:p>227,771</text:p>
          </table:table-cell>
          <table:table-cell office:value-type="float" office:value="224380" table:style-name="ce51">
            <text:p>224,380</text:p>
          </table:table-cell>
          <table:table-cell office:value-type="float" office:value="101.51" table:style-name="ce52">
            <text:p>101.51</text:p>
          </table:table-cell>
          <table:table-cell office:value-type="float" office:value="210.93" table:style-name="ce52">
            <text:p>210.93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4" table:style-name="ce51">
            <text:p>3,314</text:p>
          </table:table-cell>
          <table:table-cell office:value-type="float" office:value="207824" table:style-name="ce51">
            <text:p>207,824</text:p>
          </table:table-cell>
          <table:table-cell office:value-type="float" office:value="573243" table:style-name="ce51">
            <text:p>573,243</text:p>
          </table:table-cell>
          <table:table-cell office:value-type="float" office:value="292538" table:style-name="ce51">
            <text:p>292,538</text:p>
          </table:table-cell>
          <table:table-cell office:value-type="float" office:value="280705" table:style-name="ce51">
            <text:p>280,705</text:p>
          </table:table-cell>
          <table:table-cell office:value-type="float" office:value="104.22" table:style-name="ce52">
            <text:p>104.22</text:p>
          </table:table-cell>
          <table:table-cell office:value-type="float" office:value="401.56" table:style-name="ce52">
            <text:p>401.56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88" table:style-name="ce51">
            <text:p>4,688</text:p>
          </table:table-cell>
          <table:table-cell office:value-type="float" office:value="194320" table:style-name="ce51">
            <text:p>194,320</text:p>
          </table:table-cell>
          <table:table-cell office:value-type="float" office:value="540587" table:style-name="ce51">
            <text:p>540,587</text:p>
          </table:table-cell>
          <table:table-cell office:value-type="float" office:value="278629" table:style-name="ce51">
            <text:p>278,629</text:p>
          </table:table-cell>
          <table:table-cell office:value-type="float" office:value="261958" table:style-name="ce51">
            <text:p>261,958</text:p>
          </table:table-cell>
          <table:table-cell office:value-type="float" office:value="106.36" table:style-name="ce52">
            <text:p>106.36</text:p>
          </table:table-cell>
          <table:table-cell office:value-type="float" office:value="296.97000000000003" table:style-name="ce52">
            <text:p>296.97</text:p>
          </table:table-cell>
          <table:table-cell office:value-type="float" office:value="2.78" table:style-name="ce53">
            <text:p>2.7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7597" table:style-name="ce51">
            <text:p>397,597</text:p>
          </table:table-cell>
          <table:table-cell office:value-type="float" office:value="1261272" table:style-name="ce51">
            <text:p>1,261,272</text:p>
          </table:table-cell>
          <table:table-cell office:value-type="float" office:value="640937" table:style-name="ce51">
            <text:p>640,937</text:p>
          </table:table-cell>
          <table:table-cell office:value-type="float" office:value="620335" table:style-name="ce51">
            <text:p>620,335</text:p>
          </table:table-cell>
          <table:table-cell office:value-type="float" office:value="103.32" table:style-name="ce52">
            <text:p>103.32</text:p>
          </table:table-cell>
          <table:table-cell office:value-type="float" office:value="1173.94" table:style-name="ce52">
            <text:p>1,173.94</text:p>
          </table:table-cell>
          <table:table-cell office:value-type="float" office:value="3.17" table:style-name="ce53">
            <text:p>3.1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671" table:style-name="ce51">
            <text:p>179,671</text:p>
          </table:table-cell>
          <table:table-cell office:value-type="float" office:value="488337" table:style-name="ce51">
            <text:p>488,337</text:p>
          </table:table-cell>
          <table:table-cell office:value-type="float" office:value="249519" table:style-name="ce51">
            <text:p>249,519</text:p>
          </table:table-cell>
          <table:table-cell office:value-type="float" office:value="238818" table:style-name="ce51">
            <text:p>238,818</text:p>
          </table:table-cell>
          <table:table-cell office:value-type="float" office:value="104.48" table:style-name="ce52">
            <text:p>104.48</text:p>
          </table:table-cell>
          <table:table-cell office:value-type="float" office:value="118.92" table:style-name="ce52">
            <text:p>118.92</text:p>
          </table:table-cell>
          <table:table-cell office:value-type="float" office:value="2.72" table:style-name="ce53">
            <text:p>2.7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0" table:style-name="ce51">
            <text:p>6,480</text:p>
          </table:table-cell>
          <table:table-cell office:value-type="float" office:value="244369" table:style-name="ce51">
            <text:p>244,369</text:p>
          </table:table-cell>
          <table:table-cell office:value-type="float" office:value="673766" table:style-name="ce51">
            <text:p>673,766</text:p>
          </table:table-cell>
          <table:table-cell office:value-type="float" office:value="348394" table:style-name="ce51">
            <text:p>348,394</text:p>
          </table:table-cell>
          <table:table-cell office:value-type="float" office:value="325372" table:style-name="ce51">
            <text:p>325,372</text:p>
          </table:table-cell>
          <table:table-cell office:value-type="float" office:value="107.08" table:style-name="ce52">
            <text:p>107.08</text:p>
          </table:table-cell>
          <table:table-cell office:value-type="float" office:value="521.96" table:style-name="ce52">
            <text:p>521.96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47" table:style-name="ce51">
            <text:p>5,347</text:p>
          </table:table-cell>
          <table:table-cell office:value-type="float" office:value="184817" table:style-name="ce51">
            <text:p>184,817</text:p>
          </table:table-cell>
          <table:table-cell office:value-type="float" office:value="496756" table:style-name="ce51">
            <text:p>496,756</text:p>
          </table:table-cell>
          <table:table-cell office:value-type="float" office:value="257644" table:style-name="ce51">
            <text:p>257,644</text:p>
          </table:table-cell>
          <table:table-cell office:value-type="float" office:value="239112" table:style-name="ce51">
            <text:p>239,112</text:p>
          </table:table-cell>
          <table:table-cell office:value-type="float" office:value="107.75" table:style-name="ce52">
            <text:p>107.75</text:p>
          </table:table-cell>
          <table:table-cell office:value-type="float" office:value="260.95" table:style-name="ce52">
            <text:p>260.95</text:p>
          </table:table-cell>
          <table:table-cell office:value-type="float" office:value="2.69" table:style-name="ce53">
            <text:p>2.6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5" table:style-name="ce51">
            <text:p>7,375</text:p>
          </table:table-cell>
          <table:table-cell office:value-type="float" office:value="292214" table:style-name="ce51">
            <text:p>292,214</text:p>
          </table:table-cell>
          <table:table-cell office:value-type="float" office:value="808631" table:style-name="ce51">
            <text:p>808,631</text:p>
          </table:table-cell>
          <table:table-cell office:value-type="float" office:value="411849" table:style-name="ce51">
            <text:p>411,849</text:p>
          </table:table-cell>
          <table:table-cell office:value-type="float" office:value="396782" table:style-name="ce51">
            <text:p>396,782</text:p>
          </table:table-cell>
          <table:table-cell office:value-type="float" office:value="103.8" table:style-name="ce52">
            <text:p>103.80</text:p>
          </table:table-cell>
          <table:table-cell office:value-type="float" office:value="291.33999999999997" table:style-name="ce52">
            <text:p>291.34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80" table:style-name="ce51">
            <text:p>2,680</text:p>
          </table:table-cell>
          <table:table-cell office:value-type="float" office:value="83767" table:style-name="ce51">
            <text:p>83,767</text:p>
          </table:table-cell>
          <table:table-cell office:value-type="float" office:value="214274" table:style-name="ce51">
            <text:p>214,274</text:p>
          </table:table-cell>
          <table:table-cell office:value-type="float" office:value="110046" table:style-name="ce51">
            <text:p>110,046</text:p>
          </table:table-cell>
          <table:table-cell office:value-type="float" office:value="104228" table:style-name="ce51">
            <text:p>104,228</text:p>
          </table:table-cell>
          <table:table-cell office:value-type="float" office:value="105.58" table:style-name="ce52">
            <text:p>105.58</text:p>
          </table:table-cell>
          <table:table-cell office:value-type="float" office:value="60.96" table:style-name="ce52">
            <text:p>60.96</text:p>
          </table:table-cell>
          <table:table-cell office:value-type="float" office:value="2.56" table:style-name="ce53">
            <text:p>2.5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4" table:style-name="ce51">
            <text:p>3,614</text:p>
          </table:table-cell>
          <table:table-cell office:value-type="float" office:value="127594" table:style-name="ce51">
            <text:p>127,594</text:p>
          </table:table-cell>
          <table:table-cell office:value-type="float" office:value="323101" table:style-name="ce51">
            <text:p>323,101</text:p>
          </table:table-cell>
          <table:table-cell office:value-type="float" office:value="163323" table:style-name="ce51">
            <text:p>163,323</text:p>
          </table:table-cell>
          <table:table-cell office:value-type="float" office:value="159778" table:style-name="ce51">
            <text:p>159,778</text:p>
          </table:table-cell>
          <table:table-cell office:value-type="float" office:value="102.22" table:style-name="ce52">
            <text:p>102.22</text:p>
          </table:table-cell>
          <table:table-cell office:value-type="float" office:value="69.81" table:style-name="ce52">
            <text:p>69.81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1840" table:style-name="ce51">
            <text:p>41,840</text:p>
          </table:table-cell>
          <table:table-cell office:value-type="float" office:value="105693" table:style-name="ce51">
            <text:p>105,693</text:p>
          </table:table-cell>
          <table:table-cell office:value-type="float" office:value="54381" table:style-name="ce51">
            <text:p>54,381</text:p>
          </table:table-cell>
          <table:table-cell office:value-type="float" office:value="51312" table:style-name="ce51">
            <text:p>51,312</text:p>
          </table:table-cell>
          <table:table-cell office:value-type="float" office:value="105.98" table:style-name="ce52">
            <text:p>105.98</text:p>
          </table:table-cell>
          <table:table-cell office:value-type="float" office:value="833.12" table:style-name="ce52">
            <text:p>833.12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5737" table:style-name="ce51">
            <text:p>155,737</text:p>
          </table:table-cell>
          <table:table-cell office:value-type="float" office:value="366196" table:style-name="ce51">
            <text:p>366,196</text:p>
          </table:table-cell>
          <table:table-cell office:value-type="float" office:value="182610" table:style-name="ce51">
            <text:p>182,610</text:p>
          </table:table-cell>
          <table:table-cell office:value-type="float" office:value="183586" table:style-name="ce51">
            <text:p>183,586</text:p>
          </table:table-cell>
          <table:table-cell office:value-type="float" office:value="99.47" table:style-name="ce52">
            <text:p>99.47</text:p>
          </table:table-cell>
          <table:table-cell office:value-type="float" office:value="2758.35" table:style-name="ce52">
            <text:p>2,758.35</text:p>
          </table:table-cell>
          <table:table-cell office:value-type="float" office:value="2.35" table:style-name="ce53">
            <text:p>2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2450" table:style-name="ce51">
            <text:p>172,450</text:p>
          </table:table-cell>
          <table:table-cell office:value-type="float" office:value="452619" table:style-name="ce51">
            <text:p>452,619</text:p>
          </table:table-cell>
          <table:table-cell office:value-type="float" office:value="223415" table:style-name="ce51">
            <text:p>223,415</text:p>
          </table:table-cell>
          <table:table-cell office:value-type="float" office:value="229204" table:style-name="ce51">
            <text:p>229,204</text:p>
          </table:table-cell>
          <table:table-cell office:value-type="float" office:value="97.47" table:style-name="ce52">
            <text:p>97.47</text:p>
          </table:table-cell>
          <table:table-cell office:value-type="float" office:value="4345.7299999999996" table:style-name="ce52">
            <text:p>4,345.73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1" table:style-name="ce51">
            <text:p>1,411</text:p>
          </table:table-cell>
          <table:table-cell office:value-type="float" office:value="101345" table:style-name="ce51">
            <text:p>101,345</text:p>
          </table:table-cell>
          <table:table-cell office:value-type="float" office:value="265046" table:style-name="ce51">
            <text:p>265,046</text:p>
          </table:table-cell>
          <table:table-cell office:value-type="float" office:value="128091" table:style-name="ce51">
            <text:p>128,091</text:p>
          </table:table-cell>
          <table:table-cell office:value-type="float" office:value="136955" table:style-name="ce51">
            <text:p>136,955</text:p>
          </table:table-cell>
          <table:table-cell office:value-type="float" office:value="93.53" table:style-name="ce52">
            <text:p>93.53</text:p>
          </table:table-cell>
          <table:table-cell office:value-type="float" office:value="4415.55" table:style-name="ce52">
            <text:p>4,415.55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447" table:style-name="ce46">
            <text:p>45,447</text:p>
          </table:table-cell>
          <table:table-cell office:value-type="float" office:value="153399" table:style-name="ce46">
            <text:p>153,399</text:p>
          </table:table-cell>
          <table:table-cell office:value-type="float" office:value="77607" table:style-name="ce46">
            <text:p>77,607</text:p>
          </table:table-cell>
          <table:table-cell office:value-type="float" office:value="75792" table:style-name="ce46">
            <text:p>75,792</text:p>
          </table:table-cell>
          <table:table-cell office:value-type="float" office:value="102.39" table:style-name="ce47">
            <text:p>102.39</text:p>
          </table:table-cell>
          <table:table-cell office:value-type="float" office:value="850.06" table:style-name="ce47">
            <text:p>850.06</text:p>
          </table:table-cell>
          <table:table-cell office:value-type="float" office:value="3.38" table:style-name="ce48">
            <text:p>3.3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1989" table:style-name="ce51">
            <text:p>41,989</text:p>
          </table:table-cell>
          <table:table-cell office:value-type="float" office:value="139975" table:style-name="ce51">
            <text:p>139,975</text:p>
          </table:table-cell>
          <table:table-cell office:value-type="float" office:value="69832" table:style-name="ce51">
            <text:p>69,832</text:p>
          </table:table-cell>
          <table:table-cell office:value-type="float" office:value="70143" table:style-name="ce51">
            <text:p>70,143</text:p>
          </table:table-cell>
          <table:table-cell office:value-type="float" office:value="99.56" table:style-name="ce52">
            <text:p>99.56</text:p>
          </table:table-cell>
          <table:table-cell office:value-type="float" office:value="922.98" table:style-name="ce52">
            <text:p>922.98</text:p>
          </table:table-cell>
          <table:table-cell office:value-type="float" office:value="3.33" table:style-name="ce53">
            <text:p>3.3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58" table:style-name="ce51">
            <text:p>3,458</text:p>
          </table:table-cell>
          <table:table-cell office:value-type="float" office:value="13424" table:style-name="ce51">
            <text:p>13,424</text:p>
          </table:table-cell>
          <table:table-cell office:value-type="float" office:value="7775" table:style-name="ce51">
            <text:p>7,775</text:p>
          </table:table-cell>
          <table:table-cell office:value-type="float" office:value="5649" table:style-name="ce51">
            <text:p>5,649</text:p>
          </table:table-cell>
          <table:table-cell office:value-type="float" office:value="137.63" table:style-name="ce52">
            <text:p>137.63</text:p>
          </table:table-cell>
          <table:table-cell office:value-type="float" office:value="466.11" table:style-name="ce52">
            <text:p>466.11</text:p>
          </table:table-cell>
          <table:table-cell office:value-type="float" office:value="3.88" table:style-name="ce53">
            <text:p>3.88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2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7月9日編製</text:p>
          </table:table-cell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4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7">
          <table:table-cell table:number-columns-repeated="16384"/>
        </table:table-row>
      </table:table>
      <table:table table:name="'file:///C:/Users/moi1849/Desktop/123/3/1.月報/06速(月)報套印/11006/上網各月速報公式(6月).xls'#說明" table:style-name="ta3">
        <table:table-source xlink:href="file:///C:/Users/moi1849/Desktop/123/3/1.月報/06速(月)報套印/110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60" table:style-name="ta3">
        <table:table-source xlink:href="file:///C:/Users/moi1849/Desktop/123/3/1.月報/06速(月)報套印/110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70" table:style-name="ta3">
        <table:table-source xlink:href="file:///C:/Users/moi1849/Desktop/123/3/1.月報/06速(月)報套印/110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B0" table:style-name="ta3">
        <table:table-source xlink:href="file:///C:/Users/moi1849/Desktop/123/3/1.月報/06速(月)報套印/110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月別(貼01-縣市別)" table:style-name="ta3">
        <table:table-source xlink:href="file:///C:/Users/moi1849/Desktop/123/3/1.月報/06速(月)報套印/110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縣市別" table:style-name="ta3">
        <table:table-source xlink:href="file:///C:/Users/moi1849/Desktop/123/3/1.月報/06速(月)報套印/110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齡結構" table:style-name="ta3">
        <table:table-source xlink:href="file:///C:/Users/moi1849/Desktop/123/3/1.月報/06速(月)報套印/110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資料分析" table:style-name="ta3">
        <table:table-source xlink:href="file:///C:/Users/moi1849/Desktop/123/3/1.月報/06速(月)報套印/110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分析(草稿)" table:style-name="ta3">
        <table:table-source xlink:href="file:///C:/Users/moi1849/Desktop/123/3/1.月報/06速(月)報套印/110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年月別" table:style-name="ta3">
        <table:table-source xlink:href="file:///C:/Users/moi1849/Desktop/123/3/1.月報/06速(月)報套印/110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縣市別" table:style-name="ta3">
        <table:table-source xlink:href="file:///C:/Users/moi1849/Desktop/123/3/1.月報/06速(月)報套印/110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4-單一年齡" table:style-name="ta3">
        <table:table-source xlink:href="file:///C:/Users/moi1849/Desktop/123/3/1.月報/06速(月)報套印/110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5-年齡結構" table:style-name="ta3">
        <table:table-source xlink:href="file:///C:/Users/moi1849/Desktop/123/3/1.月報/06速(月)報套印/110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6-人口增加&amp;生死結離" table:style-name="ta3">
        <table:table-source xlink:href="file:///C:/Users/moi1849/Desktop/123/3/1.月報/06速(月)報套印/110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年月別" table:style-name="ta3">
        <table:table-source xlink:href="file:///C:/Users/moi1849/Desktop/123/3/1.月報/06速(月)報套印/110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縣市別" table:style-name="ta3">
        <table:table-source xlink:href="file:///C:/Users/moi1849/Desktop/123/3/1.月報/06速(月)報套印/110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年月別" table:style-name="ta3">
        <table:table-source xlink:href="file:///C:/Users/moi1849/Desktop/123/3/1.月報/06速(月)報套印/110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縣市別" table:style-name="ta3">
        <table:table-source xlink:href="file:///C:/Users/moi1849/Desktop/123/3/1.月報/06速(月)報套印/110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1-遷徙" table:style-name="ta3">
        <table:table-source xlink:href="file:///C:/Users/moi1849/Desktop/123/3/1.月報/06速(月)報套印/110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7-05T07:08:12Z</meta:creation-date>
    <dc:date>2021-07-05T07:08:56Z</dc:date>
  </office:meta>
</office:document-meta>
</file>